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9-1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5-03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2-0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3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13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4-03-1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9-1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1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2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2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0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0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1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0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0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5466666667" calcext:value-type="float">
            <text:p>11.9515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5432" calcext:value-type="float">
            <text:p>11.9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90284444444" calcext:value-type="float">
            <text:p>12.349028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7074285714" calcext:value-type="float">
            <text:p>12.08270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4605714286" calcext:value-type="float">
            <text:p>11.74046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92293333333" calcext:value-type="float">
            <text:p>11.52922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81740689655" calcext:value-type="float">
            <text:p>12.00817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6097142857" calcext:value-type="float">
            <text:p>11.89960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6662068966" calcext:value-type="float">
            <text:p>12.03066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26871111111" calcext:value-type="float">
            <text:p>12.24268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07409655172" calcext:value-type="float">
            <text:p>12.050740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9956129032" calcext:value-type="float">
            <text:p>12.0339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98848" calcext:value-type="float">
            <text:p>11.87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44299354839" calcext:value-type="float">
            <text:p>11.6744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31488" calcext:value-type="float">
            <text:p>11.83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0432258065" calcext:value-type="float">
            <text:p>11.9110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82818064516" calcext:value-type="float">
            <text:p>11.7182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5302857143" calcext:value-type="float">
            <text:p>12.20753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52414193548" calcext:value-type="float">
            <text:p>12.4152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85272" calcext:value-type="float">
            <text:p>12.49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3380645161" calcext:value-type="float">
            <text:p>12.758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35445714286" calcext:value-type="float">
            <text:p>12.79354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96278709677" calcext:value-type="float">
            <text:p>12.7296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97432258065" calcext:value-type="float">
            <text:p>12.939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41324" calcext:value-type="float">
            <text:p>12.794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58740645161" calcext:value-type="float">
            <text:p>12.8558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16476" calcext:value-type="float">
            <text:p>13.131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12291612903" calcext:value-type="float">
            <text:p>13.2512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38668387097" calcext:value-type="float">
            <text:p>13.0438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9544" calcext:value-type="float">
            <text:p>12.89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49024516129" calcext:value-type="float">
            <text:p>12.8249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3912" calcext:value-type="float">
            <text:p>13.18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50116129032" calcext:value-type="float">
            <text:p>13.305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04724285714" calcext:value-type="float">
            <text:p>13.250472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73832258065" calcext:value-type="float">
            <text:p>13.107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15216" calcext:value-type="float">
            <text:p>12.63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0515" calcext:value-type="float">
            <text:p>12.3500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983104" calcext:value-type="float">
            <text:p>12.08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108192" calcext:value-type="float">
            <text:p>11.49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3884" calcext:value-type="float">
            <text:p>11.26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98252307692" calcext:value-type="float">
            <text:p>11.379825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354" calcext:value-type="float">
            <text:p>11.81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56" calcext:value-type="float">
            <text:p>11.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98" calcext:value-type="float">
            <text:p>11.77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9372" calcext:value-type="float">
            <text:p>11.73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816" calcext:value-type="float">
            <text:p>13.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904" calcext:value-type="float">
            <text:p>13.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2" calcext:value-type="float">
            <text:p>14.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92" calcext:value-type="float">
            <text:p>13.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10628571429" calcext:value-type="float">
            <text:p>14.4910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6632" calcext:value-type="float">
            <text:p>13.9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0468" calcext:value-type="float">
            <text:p>13.65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2416" calcext:value-type="float">
            <text:p>13.7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8068" calcext:value-type="float">
            <text:p>13.49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676" calcext:value-type="float">
            <text:p>13.4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85782857143" calcext:value-type="float">
            <text:p>13.98857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6412" calcext:value-type="float">
            <text:p>14.72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1028" calcext:value-type="float">
            <text:p>14.32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15136" calcext:value-type="float">
            <text:p>14.09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1572" calcext:value-type="float">
            <text:p>14.10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8288" calcext:value-type="float">
            <text:p>13.9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5812" calcext:value-type="float">
            <text:p>13.73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3684" calcext:value-type="float">
            <text:p>13.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7796" calcext:value-type="float">
            <text:p>13.60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35" calcext:value-type="float">
            <text:p>12.7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3412" calcext:value-type="float">
            <text:p>13.58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4004" calcext:value-type="float">
            <text:p>12.22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3276" calcext:value-type="float">
            <text:p>11.73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266" calcext:value-type="float">
            <text:p>13.66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3348" calcext:value-type="float">
            <text:p>13.83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2388" calcext:value-type="float">
            <text:p>13.77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8652" calcext:value-type="float">
            <text:p>13.59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2572" calcext:value-type="float">
            <text:p>14.48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0824" calcext:value-type="float">
            <text:p>14.7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0212" calcext:value-type="float">
            <text:p>14.65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2676" calcext:value-type="float">
            <text:p>14.55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6188" calcext:value-type="float">
            <text:p>13.69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314" calcext:value-type="float">
            <text:p>13.69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786" calcext:value-type="float">
            <text:p>13.35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2308" calcext:value-type="float">
            <text:p>13.13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1902" calcext:value-type="float">
            <text:p>12.931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7430911531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46" meta:object-count="0"/>
    <meta:user-defined meta:name="AppVersion">3.0</meta:user-defined>
  </office:meta>
</office:document-meta>
</file>